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3.325in" style:use-optimal-column-width="false"/>
    </style:style>
    <style:style style:name="TableColumn3" style:family="table-column">
      <style:table-column-properties style:column-width="3.375in" style:use-optimal-column-width="false"/>
    </style:style>
    <style:style style:name="TableColumn4" style:family="table-column">
      <style:table-column-properties style:column-width="0.2083in" style:use-optimal-column-width="false"/>
    </style:style>
    <style:style style:name="Table1" style:family="table" style:master-page-name="MP0">
      <style:table-properties style:width="6.908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background-color="#C0C0C0" style:writing-mode="lr-tb" fo:padding-top="0.0395in" fo:padding-left="0.075in" fo:padding-bottom="0in" fo:padding-right="0.075in"/>
    </style:style>
    <style:style style:name="P7" style:parent-style-name="Standaard" style:family="paragraph">
      <style:paragraph-properties fo:break-before="page" fo:line-height="100%"/>
    </style:style>
    <style:style style:name="T8" style:parent-style-name="Standaardalinea-lettertype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9" style:parent-style-name="Standaardalinea-lettertype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0" style:parent-style-name="Standaardalinea-lettertype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1" style:parent-style-name="Standaardalinea-lettertype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12" style:family="table-cell">
      <style:table-cell-properties fo:border="0.0069in solid #000000" fo:background-color="#C0C0C0" style:writing-mode="lr-tb" fo:padding-top="0.0395in" fo:padding-left="0.075in" fo:padding-bottom="0in" fo:padding-right="0.075in"/>
    </style:style>
    <style:style style:name="P13" style:parent-style-name="Standaard" style:family="paragraph">
      <style:paragraph-properties fo:line-height="100%"/>
      <style:text-properties style:font-name="Arial" style:font-name-complex="Arial" fo:font-weight="bold" style:font-weight-asian="bold" style:font-size-complex="11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ard" style:family="paragraph">
      <style:paragraph-properties fo:text-align="center"/>
      <style:text-properties style:font-name="Arial" fo:font-weight="bold" style:font-weight-asian="bold" fo:font-size="18pt" style:font-size-asian="18pt"/>
    </style:style>
    <style:style style:name="P17" style:parent-style-name="Standaard" style:family="paragraph">
      <style:paragraph-properties fo:text-align="center"/>
      <style:text-properties style:font-name="Arial" fo:font-weight="bold" style:font-weight-asian="bold" fo:font-size="18pt" style:font-size-asian="18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20" style:parent-style-name="Standaardalinea-lettertype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T21" style:parent-style-name="Standaardalinea-lettertype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22" style:parent-style-name="Standaard" style:family="paragraph">
      <style:text-properties style:font-name="Arial" fo:font-weight="bold" style:font-weight-asian="bold" fo:font-size="16pt" style:font-size-asian="16pt"/>
    </style:style>
    <style:style style:name="TableRow23" style:family="table-row">
      <style:table-row-properties style:min-row-height="0.4951in" style:use-optimal-row-height="false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ard" style:family="paragraph">
      <style:text-properties style:font-name="Arial" fo:font-weight="bold" style:font-weight-asian="bold" fo:font-size="16pt" style:font-size-asian="16pt"/>
    </style:style>
    <style:style style:name="TableRow26" style:family="table-row">
      <style:table-row-properties style:min-row-height="3.3229in" style:use-optimal-row-height="false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ard" style:list-style-name="LFO1" style:family="paragraph">
      <style:paragraph-properties fo:line-height="100%"/>
      <style:text-properties fo:hyphenate="false"/>
    </style:style>
    <style:style style:name="T29" style:parent-style-name="Standaardalinea-lettertype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30" style:parent-style-name="Standaard" style:family="paragraph">
      <style:text-properties style:font-name="Arial" fo:font-weight="bold" style:font-weight-asian="bold" fo:font-size="16pt" style:font-size-asian="16pt"/>
    </style:style>
    <style:style style:name="P31" style:parent-style-name="Standaard" style:list-style-name="LFO1" style:family="paragraph">
      <style:paragraph-properties fo:line-height="100%"/>
      <style:text-properties fo:hyphenate="false"/>
    </style:style>
    <style:style style:name="T32" style:parent-style-name="Standaardalinea-lettertype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T33" style:parent-style-name="Standaardalinea-lettertype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T34" style:parent-style-name="Standaardalinea-lettertype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35" style:parent-style-name="Standaard" style:family="paragraph">
      <style:text-properties style:font-name="Arial" fo:font-weight="bold" style:font-weight-asian="bold" fo:font-size="16pt" style:font-size-asian="16pt"/>
    </style:style>
    <style:style style:name="P36" style:parent-style-name="Standaard" style:list-style-name="LFO1" style:family="paragraph">
      <style:paragraph-properties fo:line-height="100%"/>
      <style:text-properties fo:hyphenate="false"/>
    </style:style>
    <style:style style:name="T37" style:parent-style-name="Standaardalinea-lettertype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T38" style:parent-style-name="Standaardalinea-lettertype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T39" style:parent-style-name="Standaardalinea-lettertype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40" style:parent-style-name="Standaard" style:family="paragraph">
      <style:text-properties style:font-name="Arial" fo:font-weight="bold" style:font-weight-asian="bold" fo:font-size="16pt" style:font-size-asian="16pt"/>
    </style:style>
    <style:style style:name="P41" style:parent-style-name="Standaard" style:list-style-name="LFO1" style:family="paragraph">
      <style:paragraph-properties fo:line-height="100%"/>
    </style:style>
    <style:style style:name="T42" style:parent-style-name="Standaardalinea-lettertype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43" style:parent-style-name="Standaard" style:family="paragraph">
      <style:text-properties style:font-name="Arial" fo:font-weight="bold" style:font-weight-asian="bold" fo:font-size="16pt" style:font-size-asian="16pt"/>
    </style:style>
    <style:style style:name="P44" style:parent-style-name="Standaard" style:list-style-name="LFO1" style:family="paragraph">
      <style:paragraph-properties fo:line-height="100%"/>
      <style:text-properties fo:hyphenate="false"/>
    </style:style>
    <style:style style:name="T45" style:parent-style-name="Standaardalinea-lettertype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T46" style:parent-style-name="Standaardalinea-lettertype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T47" style:parent-style-name="Standaardalinea-lettertype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T48" style:parent-style-name="Standaardalinea-lettertype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T49" style:parent-style-name="Standaardalinea-lettertype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T50" style:parent-style-name="Standaardalinea-lettertype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T51" style:parent-style-name="Standaardalinea-lettertype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52" style:parent-style-name="Standaard" style:family="paragraph">
      <style:text-properties style:font-name="Arial" fo:font-weight="bold" style:font-weight-asian="bold" fo:font-size="16pt" style:font-size-asian="16pt"/>
    </style:style>
    <style:style style:name="P53" style:parent-style-name="Standaard" style:list-style-name="LFO1" style:family="paragraph">
      <style:paragraph-properties fo:line-height="100%"/>
      <style:text-properties style:font-name="Arial" fo:font-weight="bold" style:font-weight-asian="bold" fo:font-size="16pt" style:font-size-asian="16pt" style:font-size-complex="16pt" fo:hyphenate="false"/>
    </style:style>
    <style:style style:name="P54" style:parent-style-name="Standaard" style:family="paragraph">
      <style:text-properties style:font-name="Arial" fo:font-weight="bold" style:font-weight-asian="bold" fo:font-size="16pt" style:font-size-asian="16pt"/>
    </style:style>
    <style:style style:name="TableRow55" style:family="table-row">
      <style:table-row-properties style:min-row-height="1.3729in" style:use-optimal-row-height="false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ard" style:family="paragraph">
      <style:text-properties style:font-name="Arial" fo:font-weight="bold" style:font-weight-asian="bold" fo:font-size="16pt" style:font-size-asian="16pt"/>
    </style:style>
    <style:style style:name="P58" style:parent-style-name="Standaard" style:family="paragraph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T59" style:parent-style-name="Standaardalinea-lettertype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TableRow60" style:family="table-row">
      <style:table-row-properties style:min-row-height="0.6097in" style:use-optimal-row-height="false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ard" style:family="paragraph">
      <style:text-properties style:font-name="Arial" fo:font-weight="bold" style:font-weight-asian="bold" fo:font-size="16pt" style:font-size-asian="16pt"/>
    </style:style>
    <style:style style:name="T63" style:parent-style-name="Standaardalinea-lettertype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BIJLAGEN bij</text:span><text:span text:style-name="T9">:</text:span><text:span text:style-name="T10"><text:s/></text:span><text:span text:style-name="T11">Torens van Hanoi</text:span></text:p>
          </table:table-cell>
          <table:table-cell table:style-name="TableCell12" table:number-columns-spanned="2">
            <text:p text:style-name="P13">1.<text:s/>Samenwerkingscontract</text:p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SAMENWERKINGSCONTRACT<text:s/>PROJECT</text:p>
          </table:table-cell>
          <table:covered-table-cell/>
          <table:table-cell>
            <text:p text:style-name="P17"/>
          </table:table-cell>
        </table:table-row>
        <table:table-row table:style-name="TableRow18">
          <table:table-cell table:style-name="TableCell19" table:number-columns-spanned="2">
            <text:p text:style-name="Standaard"><text:span text:style-name="T20">Projectgroepnr: 19</text:span></text:p>
            <text:p text:style-name="Standaard"><text:span text:style-name="T21">Projectgroepleden: Patrick van Batenburg en Floris van Londen</text:span></text:p>
            <text:p text:style-name="P22">Projectbegeleider:<text:s/>Paul van Hegelsom, Peter Ipenburg en Fer van Krimpen</text:p>
          </table:table-cell>
          <table:covered-table-cell/>
          <table:table-cell>
            <text:p text:style-name="P22"/>
          </table:table-cell>
        </table:table-row>
        <table:table-row table:style-name="TableRow23">
          <table:table-cell table:style-name="TableCell24" table:number-columns-spanned="2">
            <text:p text:style-name="P25">De projectgroep verklaart als volgt te willen samenwerken:</text:p>
          </table:table-cell>
          <table:covered-table-cell/>
          <table:table-cell>
            <text:p text:style-name="P25"/>
          </table:table-cell>
        </table:table-row>
        <table:table-row table:style-name="TableRow26">
          <table:table-cell table:style-name="TableCell27" table:number-columns-spanned="2">
            <text:list text:style-name="LFO1" text:continue-numbering="true">
              <text:list-item>
                <text:p text:style-name="P28"><text:span text:style-name="T29">Als iemand niet aanwezig is probeert hij/zij het van te voren te melden en doet een gedeelde van zijn werkt thuis.</text:span></text:p>
              </text:list-item>
            </text:list>
            <text:p text:style-name="P30"/>
            <text:list text:style-name="LFO1" text:continue-numbering="true">
              <text:list-item>
                <text:p text:style-name="P31"><text:span text:style-name="T32">Volgens de bereikbaarheidslijst in contact kunnen komen</text:span><text:span text:style-name="T33"><text:s/>met groepsleden</text:span><text:span text:style-name="T34">.</text:span></text:p>
              </text:list-item>
            </text:list>
            <text:p text:style-name="P35"/>
            <text:list text:style-name="LFO1" text:continue-numbering="true">
              <text:list-item>
                <text:p text:style-name="P36"><text:span text:style-name="T37"><text:s/>Aan de planning en afspraken houden</text:span><text:span text:style-name="T38"><text:s/>(volgens schoolrooster)</text:span><text:span text:style-name="T39">.</text:span></text:p>
              </text:list-item>
            </text:list>
            <text:p text:style-name="P40"/>
            <text:list text:style-name="LFO1" text:continue-numbering="true">
              <text:list-item>
                <text:p text:style-name="P41"><text:span text:style-name="T42"><text:s/>Als iets niet duidelijk is wordt hierover overlegt en/of een onderzoek naar gedaan.</text:span></text:p>
              </text:list-item>
            </text:list>
            <text:p text:style-name="P43"/>
            <text:list text:style-name="LFO1" text:continue-numbering="true">
              <text:list-item>
                <text:p text:style-name="P44"><text:span text:style-name="T45">Het opgeleverde product<text:s/></text:span><text:span text:style-name="T46">moet<text:s/></text:span><text:span text:style-name="T47">werk</text:span><text:span text:style-name="T48">en en</text:span><text:span text:style-name="T49"><text:s/>er netjes uit</text:span><text:span text:style-name="T50"><text:s/></text:span><text:span text:style-name="T51">zien.</text:span></text:p>
              </text:list-item>
            </text:list>
            <text:p text:style-name="P52"/>
            <text:list text:style-name="LFO1" text:continue-numbering="true">
              <text:list-item>
                <text:p text:style-name="P53"/>
              </text:list-item>
            </text:list>
            <text:p text:style-name="P54"/>
          </table:table-cell>
          <table:covered-table-cell/>
          <table:table-cell>
            <text:p text:style-name="P54"/>
          </table:table-cell>
        </table:table-row>
        <text:soft-page-break/>
        <table:table-row table:style-name="TableRow55">
          <table:table-cell table:style-name="TableCell56" table:number-columns-spanned="2">
            <text:p text:style-name="P57">Ondertekening projectgroepleden:</text:p>
            <text:p text:style-name="P58">Patrick van Batenburg</text:p>
            <text:p text:style-name="Standaard"><text:span text:style-name="T59">Floris van Londen</text:span></text:p>
          </table:table-cell>
          <table:covered-table-cell/>
          <table:table-cell>
            <text:p text:style-name="Standaard"/>
          </table:table-cell>
        </table:table-row>
        <table:table-row table:style-name="TableRow60">
          <table:table-cell table:style-name="TableCell61" table:number-columns-spanned="2">
            <text:p text:style-name="P62">Aldus, opgemaakt te Breda,</text:p>
            <text:p text:style-name="Standaard"><text:span text:style-name="T63">Datum: <text:s/>16 december 2014</text:span></text:p>
          </table:table-cell>
          <table:covered-table-cell/>
          <table:table-cell>
            <text:p text:style-name="Standaard"/>
          </table:table-cell>
        </table:table-row>
      </table:table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paragraph-properties fo:margin-bottom="0in" fo:line-height="150%"/>
      <style:text-properties style:font-name="Times New Roman" style:font-name-asian="Times New Roman" style:font-name-complex="Times New Roman" fo:font-size="12pt" style:font-size-asian="12pt" style:font-size-complex="12pt" style:language-asian="ar" style:country-asian="SA"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er Krimpen</meta:initial-creator>
    <dc:creator>MEDION</dc:creator>
    <meta:creation-date>2015-01-13T18:13:00Z</meta:creation-date>
    <dc:date>2015-01-13T18:13:00Z</dc:date>
    <meta:template xlink:href="Normal.dotm" xlink:type="simple"/>
    <meta:editing-cycles>2</meta:editing-cycles>
    <meta:editing-duration>PT0S</meta:editing-duration>
    <meta:user-defined meta:name="ContentTypeId">0x0101007BEF67E862DF8142A1371705B0F69A4C</meta:user-defined>
    <meta:document-statistic meta:page-count="2" meta:paragraph-count="1" meta:word-count="128" meta:character-count="834" meta:row-count="5" meta:non-whitespace-character-count="707"/>
  </office:meta>
</office:document-meta>
</file>